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rsid="001cea0d" officeooo:paragraph-rsid="001cea0d"/>
    </style:style>
    <style:style style:name="P2" style:family="paragraph" style:parent-style-name="Standard" style:list-style-name="L2">
      <style:paragraph-properties fo:line-height="115%" fo:text-align="start" style:justify-single-word="false"/>
      <style:text-properties officeooo:rsid="001cea0d" officeooo:paragraph-rsid="001cea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book Template</text:p>
      <text:p text:style-name="P1"/>
      <text:list xml:id="list1525454481626494141" text:style-name="L2">
        <text:list-item>
          <text:p text:style-name="P2">Cover Page</text:p>
        </text:list-item>
        <text:list-item>
          <text:p text:style-name="P2">Team Summary</text:p>
        </text:list-item>
        <text:list-item>
          <text:p text:style-name="P2">Business Plan</text:p>
        </text:list-item>
        <text:list-item>
          <text:p text:style-name="P2">Team Bios</text:p>
        </text:list-item>
        <text:list-item>
          <text:p text:style-name="P2">Meeting Log</text:p>
        </text:list-item>
        <text:list-item>
          <text:p text:style-name="P2">Engineering Section</text:p>
          <text:list>
            <text:list-item>
              <text:p text:style-name="P2">Hardware Section</text:p>
            </text:list-item>
            <text:list-item>
              <text:p text:style-name="P2">Software Section</text:p>
            </text:list-item>
          </text:list>
        </text:list-item>
        <text:list-item>
          <text:p text:style-name="P2">Public Relations Section</text:p>
          <text:list>
            <text:list-item>
              <text:p text:style-name="P2">Outreach Activities</text:p>
            </text:list-item>
            <text:list-item>
              <text:p text:style-name="P2">Funds</text:p>
              <text:list>
                <text:list-item>
                  <text:p text:style-name="P2">Sponsors</text:p>
                </text:list-item>
                <text:list-item>
                  <text:p text:style-name="P2">Fund raising event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02:27.323000000</meta:creation-date>
    <dc:title>1"</dc:title>
    <meta:editing-duration>PT5M22S</meta:editing-duration>
    <meta:editing-cycles>2</meta:editing-cycles>
    <meta:generator>LibreOffice/5.0.4.2$Windows_x86 LibreOffice_project/2b9802c1994aa0b7dc6079e128979269cf95bc78</meta:generator>
    <dc:date>2016-01-21T16:07:48.580000000</dc:date>
    <meta:document-statistic meta:table-count="0" meta:image-count="0" meta:object-count="0" meta:page-count="1" meta:paragraph-count="14" meta:word-count="41" meta:character-count="224" meta:non-whitespace-character-count="210"/>
    <meta:template xlink:type="simple" xlink:actuate="onRequest" xlink:title="1&quot;" xlink:href="../../../../../../../../AppData/Roaming/LibreOffice/4/user/template/UserTemplate.ott" meta:date="2016-01-21T16:02:26.903000000"/>
  </office:meta>
</office:document-meta>
</file>